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65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ro4" style:family="table-row">
      <style:table-row-properties style:row-height="1.961cm" fo:break-before="auto" style:use-optimal-row-height="true"/>
    </style:style>
    <style:style style:name="ro5" style:family="table-row">
      <style:table-row-properties style:row-height="1.196cm" fo:break-before="auto" style:use-optimal-row-height="true"/>
    </style:style>
    <style:style style:name="ro6" style:family="table-row">
      <style:table-row-properties style:row-height="3.97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style:rotation-align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74pt solid #000000" fo:background-color="#ffff00" fo:border-left="0.74pt solid #000000" fo:border-right="none" style:rotation-align="none" fo:border-top="0.74pt solid #000000"/>
    </style:style>
    <style:style style:name="ce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8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ize="15pt" fo:font-weight="normal" style:font-weight-asian="normal" style:font-weight-complex="normal"/>
    </style:style>
    <style:style style:name="ce1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  <style:text-properties fo:font-size="15pt"/>
    </style:style>
    <style:style style:name="ce12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/>
      <style:text-properties fo:color="#ffffff" fo:font-size="15pt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ize="15pt"/>
    </style:style>
    <style:style style:name="ce1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fo:font-size="1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8" office:value-type="string" calcext:value-type="string">
            <text:p>BIG ORDRE</text:p>
          </table:table-cell>
          <table:table-cell table:style-name="ce15" office:value-type="string" calcext:value-type="string">
            <text:p>ORDRE PRECIS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COLLABORATEUR </text:p>
          </table:table-cell>
          <table:table-cell table:style-name="ce9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CONNEX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me connecter avec mes identifiants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1.1" calcext:value-type="float">
            <text:p>1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accéder à mon espace Collaborateur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1.2" calcext:value-type="float">
            <text:p>1,2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VEHICULE DE SERVICE</text:p>
          </table:table-cell>
          <table:table-cell table:style-name="ce12" table:number-columns-repeated="2"/>
          <table:table-cell table:number-columns-repeated="13"/>
        </table:table-row>
        <table:table-row table:style-name="ro1">
          <table:table-cell table:style-name="ce6" office:value-type="string" calcext:value-type="string">
            <text:p>RESERVATION VEHICULE DE SERVI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'ai la possibilité de réserver un véhicule de service. 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1" calcext:value-type="float">
            <text:p>2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afficher une liste des véhicules disponible à la réservation.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2" calcext:value-type="float">
            <text:p>2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selectionner seulement les véhicules dispos aux dates choisis.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3" calcext:value-type="float">
            <text:p>2,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appliquer des filtres sur cette liste et qu'elle s'actualise dynamiquement.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4" calcext:value-type="float">
            <text:p>2,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lors la réservation voir Les infos concernant le véhicule selectionné ( Immat, marque, modèle, lieu, photo(URL), nb de places..)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dois lors de la réservations spécifier les infos suivantes : 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6" calcext:value-type="float">
            <text:p>2,6</text:p>
          </table:table-cell>
          <table:table-cell table:number-columns-repeated="13"/>
        </table:table-row>
        <table:table-row table:style-name="ro3">
          <table:table-cell table:style-name="ce4" office:value-type="string" calcext:value-type="string">
            <text:p>• Une heure départ </text:p>
            <text:p>• Une Date/Heure de retour estimé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6" calcext:value-type="float">
            <text:p>2,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lors de la selection d'un véhicule, je veux pouvoir le réserver en cliquant sur réserver.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7" calcext:value-type="float">
            <text:p>2,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annuler ma création de réservation et revenir à la visualisation des véhicules.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.8" calcext:value-type="float">
            <text:p>2,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LISTER RESERVATION VEHICUL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'ai la possibilité de visualiser mes réservations en cours et historique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3.1" calcext:value-type="float">
            <text:p>3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'ai un tableau des réservations en cours.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3.2" calcext:value-type="float">
            <text:p>3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'ai un tableau des réservations historique. 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,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avoir accès aux infos suivantes dans chaques tableaux: 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3.4" calcext:value-type="float">
            <text:p>3,4</text:p>
          </table:table-cell>
          <table:table-cell table:number-columns-repeated="13"/>
        </table:table-row>
        <table:table-row table:style-name="ro4">
          <table:table-cell table:style-name="ce4" office:value-type="string" calcext:value-type="string">
            <text:p>• Date heure de début </text:p>
            <text:p>• Date heure de fin </text:p>
            <text:p>• Immatriculation </text:p>
            <text:p>• Marque </text:p>
            <text:p>• Modèle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3.4" calcext:value-type="float">
            <text:p>3,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depuis cette liste : 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3.5" calcext:value-type="float">
            <text:p>3,5</text:p>
          </table:table-cell>
          <table:table-cell table:number-columns-repeated="13"/>
        </table:table-row>
        <table:table-row table:style-name="ro5">
          <table:table-cell table:style-name="ce4" office:value-type="string" calcext:value-type="string">
            <text:p>• Modifier une réservation en cours </text:p>
            <text:p>• Annuler une demande en cours </text:p>
            <text:p>• Réaliser une nouvelle réservation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3.5" calcext:value-type="float">
            <text:p>3,5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MODIFIER RESERVATION DUN VEHICULE DE SERVICE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'ai la possibilité de modifier ma réservation.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4.1" calcext:value-type="float">
            <text:p>4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modifier n'importe quelle informations (Véhicule, dates ect...)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4.2" calcext:value-type="float">
            <text:p>4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ne dois pas pouvoir réserver, si la réservation n'est pas possible aux nouvelles dates. 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4.3" calcext:value-type="float">
            <text:p>4,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lors de la modification, je veux pouvoir confirmer la/les modifications.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4.4" calcext:value-type="float">
            <text:p>4,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lors de la modification, je veux pouvoir les annuler la/les modifications.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4.5" calcext:value-type="float">
            <text:p>4,5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SUPPRIMER RESERVATION DUN VEHICULE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supprimer une réservation d'un véhicule de service. 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5.1" calcext:value-type="float">
            <text:p>5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Valider la suppression, via le bouton confirmer.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5.2" calcext:value-type="float">
            <text:p>5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annuler la suppression de réservation, via le bouton Annuler.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5.3" calcext:value-type="float">
            <text:p>5,3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COVOITURAGE</text:p>
          </table:table-cell>
          <table:table-cell table:style-name="ce12" table:number-columns-repeated="2"/>
          <table:table-cell table:number-columns-repeated="13"/>
        </table:table-row>
        <table:table-row table:style-name="ro1">
          <table:table-cell table:style-name="ce6" office:value-type="string" calcext:value-type="string">
            <text:p>RESERVER COVOITURAGE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pouvoir rechercher des covoiturages en fonction des critères suivants :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6.1" calcext:value-type="float">
            <text:p>6,1</text:p>
          </table:table-cell>
          <table:table-cell table:number-columns-repeated="13"/>
        </table:table-row>
        <table:table-row table:style-name="ro5">
          <table:table-cell table:style-name="ce4" office:value-type="string" calcext:value-type="string">
            <text:p>• Adresse de départ  </text:p>
            <text:p>• Adresse d'arrivé </text:p>
            <text:p>• Date de Départ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6.1" calcext:value-type="float">
            <text:p>6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que mes résultats s'affiche dans un tableau, et que la liste s'affine dynamiquement en fonctions des critères choisis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6.2" calcext:value-type="float">
            <text:p>6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pouvoir réserver une place dans un covoiturage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6.3" calcext:value-type="float">
            <text:p>6,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qu'un clic sur le bouton réserver m'affiche une fenetre de confirmation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6.4" calcext:value-type="float">
            <text:p>6,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que la fenetre confirmation contienne les infos du covoiturage (véhicule et liste de passager) 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6.5" calcext:value-type="float">
            <text:p>6,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que la fenetre de confirmation me permette de confirmer et donc réserver une place dans le covoit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6.6" calcext:value-type="float">
            <text:p>6,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que la la fenetre de confirmation me permette d'annuler et ainsi fermer la fenetre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6.7" calcext:value-type="float">
            <text:p>6,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afficher également les covoiturage n'ayant plus de places dispos. (Sans pouvoir réserver)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6.8" calcext:value-type="float">
            <text:p>6,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CREER UN COVOITURAGE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pouvoir publier une annonce de covoiturage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7.1" calcext:value-type="float">
            <text:p>7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dois lors de la création, renseigner les infos : 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7.2" calcext:value-type="float">
            <text:p>7,2</text:p>
          </table:table-cell>
          <table:table-cell table:number-columns-repeated="13"/>
        </table:table-row>
        <table:table-row table:style-name="ro6">
          <table:table-cell table:style-name="ce4" office:value-type="string" calcext:value-type="string">
            <text:p>• Une adresse de départ (saisie assistée facultative avec une API. API Open Street Map) </text:p>
            <text:p>• Une adresse d’arrivée (idem ci-dessus) </text:p>
            <text:p>• Une durée de trajet (calculée via une API : calcul facultatif pour ce projet sinon saisie) </text:p>
            <text:p>• Une distance (calculée via une API : calcul facultatif pour ce projet sinon saisie) </text:p>
            <text:p>• Un véhicule (ou véhicule perso présaisi) :</text:p>
            <text:p>         o Une immatriculation</text:p>
            <text:p>         o Une marque</text:p>
            <text:p>         o Un modèle</text:p>
            <text:p>         o Nombre de places disponibles </text:p>
            <text:p>• Une date/heure de départ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7.2" calcext:value-type="float">
            <text:p>7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après avoir renseigné ces infos je peux cliquer sur publier pour Publier l'annonce. 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7.3" calcext:value-type="float">
            <text:p>7,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après avoir renseigné ces infos je peux cliquer sur annuler pour Annuler et revenir à la liste des covoiturages. 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7.4" calcext:value-type="float">
            <text:p>7,4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Visualisation COVOITURAGE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accéder à ma liste de réservation de type covoiturage afin de les visualiser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.1" calcext:value-type="float">
            <text:p>8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accéder à la liste de mes réservation de covoiturages en cours 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.2" calcext:value-type="float">
            <text:p>8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accéder à la liste de mes covoiturages passés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.3" calcext:value-type="float">
            <text:p>8,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cliquer sur le détail d'une réservation ( en cours ou historique ) qui contient :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.4" calcext:value-type="float">
            <text:p>8,4</text:p>
          </table:table-cell>
          <table:table-cell table:number-columns-repeated="13"/>
        </table:table-row>
        <table:table-row table:style-name="ro5">
          <table:table-cell table:style-name="ce4" office:value-type="string" calcext:value-type="string">
            <text:p>• Véhicule (marque, modèle, nb de places d’origine, immatriculation) (=&gt; voir pour rattacher le véhicule perso à son profil afin de ne pas ressaisir les mêmes infos à chaque fois. ) </text:p>
            <text:p>• Organisateur </text:p>
            <text:p>• Liste des autres passagers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.4" calcext:value-type="float">
            <text:p>8,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pour chaque covoiturage je veux pouvoir accéder aux infos suivantes :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.5" calcext:value-type="float">
            <text:p>8,5</text:p>
          </table:table-cell>
          <table:table-cell table:number-columns-repeated="13"/>
        </table:table-row>
        <table:table-row table:style-name="ro4">
          <table:table-cell table:style-name="ce7" office:value-type="string" calcext:value-type="string">
            <text:p>• Une date heure de départ </text:p>
            <text:p>• Une adresse de départ </text:p>
            <text:p>• Une adresse d’arrivée </text:p>
            <text:p>• Un véhicule de service </text:p>
            <text:p>• Un nombre de places restantes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.5" calcext:value-type="float">
            <text:p>8,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annuler une réservation, qui me sort de la liste des passager et libère une place dans le covoit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.6" calcext:value-type="float">
            <text:p>8,6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MODIFIER UNE ANNONCE DE COVOITURAGE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'ai la possibilité de modifier une annonce de covoiturage , seulement si elle n'est pas déjà réservé. </text:p>
          </table:table-cell>
          <table:table-cell table:style-name="ce11" office:value-type="float" office:value="9" calcext:value-type="float">
            <text:p>9</text:p>
          </table:table-cell>
          <table:table-cell table:style-name="ce16" office:value-type="float" office:value="9.1" calcext:value-type="float">
            <text:p>9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lors d'une modification, je peux Valider ma modification.</text:p>
          </table:table-cell>
          <table:table-cell table:style-name="ce11" office:value-type="float" office:value="9" calcext:value-type="float">
            <text:p>9</text:p>
          </table:table-cell>
          <table:table-cell table:style-name="ce16" office:value-type="float" office:value="9.2" calcext:value-type="float">
            <text:p>9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'ai la possibilité d'annuller une annonce de covoiturage.</text:p>
          </table:table-cell>
          <table:table-cell table:style-name="ce11" office:value-type="float" office:value="9" calcext:value-type="float">
            <text:p>9</text:p>
          </table:table-cell>
          <table:table-cell table:style-name="ce16" office:value-type="float" office:value="9.3" calcext:value-type="float">
            <text:p>9,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lors d'une modification, je peux Annuler la modification.</text:p>
          </table:table-cell>
          <table:table-cell table:style-name="ce11" office:value-type="float" office:value="9" calcext:value-type="float">
            <text:p>9</text:p>
          </table:table-cell>
          <table:table-cell table:style-name="ce16" office:value-type="float" office:value="9.4" calcext:value-type="float">
            <text:p>9,4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SUPPRIMER UN COVOITURAGE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'ai la possibilité, quel que soit le cas , de supprimer une de mes annonces de covoiturage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0.1" calcext:value-type="float">
            <text:p>10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lors d'une supression , une fenetre de confirmation s'ouvre. 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0.2" calcext:value-type="float">
            <text:p>10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dans la fenetre de confirmation, s'affiche la liste des personnes ayant réservés. 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0.3" calcext:value-type="float">
            <text:p>10,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dans la fenetre de confirmation, s'affiche un bouton Confirmer, qui supprime le covoit.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0.4" calcext:value-type="float">
            <text:p>10,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dans la fenetre de confirmation, s'affiche un bouton annuler, qui me renvoit sur la liste.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0.5" calcext:value-type="float">
            <text:p>10,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que lors d'une annulation, un mail soit envoyé aux personnes ayant réservés. 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0.6" calcext:value-type="float">
            <text:p>10,6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ANNULER UN COVOITURAGE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pouvoir faire cette annulation depuis la liste de mes covoit en cours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11.1" calcext:value-type="float">
            <text:p>11,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pouvoir annuler ma participation à un covoiturage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11.2" calcext:value-type="float">
            <text:p>11,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que lors de l'annulation une fenetre de confirmation s'ouvre avec les détails du covoit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11.3" calcext:value-type="float">
            <text:p>11,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souhaite avoir un bouton confirmer, qui annule ma place dans le covoiturage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11.4" calcext:value-type="float">
            <text:p>11,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 tant que collaborateur, je veux pouvoir depuis la fenetre d'annulation, avoir un bouton annuler(Retour)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11.5" calcext:value-type="float">
            <text:p>11,5</text:p>
          </table:table-cell>
          <table:table-cell table:number-columns-repeated="13"/>
        </table:table-row>
        <table:table-row table:style-name="ro7" table:number-rows-repeated="25">
          <table:table-cell table:number-columns-repeated="16"/>
        </table:table-row>
        <table:table-row table:style-name="ro7" table:number-rows-repeated="1048472">
          <table:table-cell table:number-columns-repeated="16"/>
        </table:table-row>
        <table:table-row table:style-name="ro7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LO</meta:initial-creator>
    <meta:creation-date>2024-03-28T14:15:01</meta:creation-date>
    <dc:date>2024-04-04T12:06:54.091000000</dc:date>
    <meta:generator>LibreOffice/7.6.4.1$Windows_X86_64 LibreOffice_project/e19e193f88cd6c0525a17fb7a176ed8e6a3e2aa1</meta:generator>
    <meta:editing-duration>PT1H47M59S</meta:editing-duration>
    <meta:editing-cycles>1</meta:editing-cycles>
    <meta:document-statistic meta:table-count="1" meta:cell-count="227" meta:object-count="0"/>
    <meta:user-defined meta:name="AppVersion">16.0300</meta:user-defined>
  </office:meta>
</office:document-meta>
</file>